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3952" officeooo:paragraph-rsid="0008a598"/>
    </style:style>
    <style:style style:name="P2" style:family="paragraph" style:parent-style-name="Standard">
      <style:text-properties officeooo:rsid="00054f24" officeooo:paragraph-rsid="0008a598"/>
    </style:style>
    <style:style style:name="P3" style:family="paragraph" style:parent-style-name="Standard">
      <style:text-properties officeooo:rsid="00058373" officeooo:paragraph-rsid="0008a598"/>
    </style:style>
    <style:style style:name="P4" style:family="paragraph" style:parent-style-name="Standard">
      <style:text-properties officeooo:rsid="0006d020" officeooo:paragraph-rsid="0008a598"/>
    </style:style>
    <style:style style:name="P5" style:family="paragraph" style:parent-style-name="Standard">
      <style:text-properties officeooo:rsid="0003576b" officeooo:paragraph-rsid="0008a598"/>
    </style:style>
    <style:style style:name="P6" style:family="paragraph" style:parent-style-name="Standard">
      <style:text-properties officeooo:rsid="00040cd1" officeooo:paragraph-rsid="0008a598"/>
    </style:style>
    <style:style style:name="P7" style:family="paragraph" style:parent-style-name="Standard">
      <style:text-properties officeooo:rsid="0008a598" officeooo:paragraph-rsid="0008a598"/>
    </style:style>
    <style:style style:name="P8" style:family="paragraph" style:parent-style-name="Standard">
      <style:text-properties officeooo:rsid="000a2a87" officeooo:paragraph-rsid="0009f94e"/>
    </style:style>
    <style:style style:name="P9" style:family="paragraph" style:parent-style-name="Standard">
      <style:text-properties officeooo:rsid="000c1107" officeooo:paragraph-rsid="000c1107"/>
    </style:style>
    <style:style style:name="P10" style:family="paragraph" style:parent-style-name="Heading">
      <style:text-properties officeooo:rsid="000c1107"/>
    </style:style>
    <style:style style:name="P11" style:family="paragraph" style:parent-style-name="Standard">
      <style:text-properties officeooo:rsid="0008a598" officeooo:paragraph-rsid="0009f94e"/>
    </style:style>
    <style:style style:name="P12" style:family="paragraph" style:parent-style-name="Heading_20_1">
      <style:text-properties officeooo:rsid="0008a598"/>
    </style:style>
    <style:style style:name="T1" style:family="text">
      <style:text-properties officeooo:rsid="0008a598"/>
    </style:style>
    <style:style style:name="T2" style:family="text">
      <style:text-properties officeooo:rsid="0009f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streio de Manutenção</text:p>
      <text:p text:style-name="P5"/>
      <text:p text:style-name="P5">A manutenção preventiva só é efetuado a quadros na qual estão em perfeitas condições, sendo em periodicidade inspecionado e efetuado uma atuação de ação preventiva.</text:p>
      <text:p text:style-name="P5"/>
      <text:p text:style-name="P6">Portanto devera-se primeiro por os quadros em situação normal de utilização, isto é, por os quadros nas condições de fabrico, e se houve alterações fazer atualização do esquema e por de forma a obedecer as normas.</text:p>
      <text:p text:style-name="P1"/>
      <text:p text:style-name="P2">Primeiro devera haver uma manutenção corretiva, de todas as anomalias, que eventualmente são muitas, e nos quadros que estiverem no modelo normativo ai sim fazer inspeção, levantamento e manutenção preventiva.</text:p>
      <text:h text:style-name="P12" text:outline-level="1">1- Manutenção Corretiva</text:h>
      <text:p text:style-name="P3">Manutenção Corretiva é muito importante em manter os quadros atualizado, e manter um rastreio documentado.</text:p>
      <text:p text:style-name="P4"><text:tab/>Devera se sempre obedecer a regras de cumprimento:</text:p>
      <text:p text:style-name="P4"><text:span text:style-name="T1"><text:tab/>1.</text:span>1- Apenas intervir na correção em causa, nunca intervir ou manusear aquilo que não <text:tab/>pertence a tarefa.</text:p>
      <text:p text:style-name="P4"><text:span text:style-name="T1"><text:tab/>1.</text:span>2- Todas as Correções terão que cumprir as normas.</text:p>
      <text:h text:style-name="P12" text:outline-level="1">2- Inspeção</text:h>
      <text:p text:style-name="P7">levantamento de eventuais anomalias e registo.</text:p>
      <text:h text:style-name="P12" text:outline-level="1">3- Manutenção Preventiva</text:h>
      <text:p text:style-name="P1"><text:span text:style-name="T1">N</text:span>ão <text:span text:style-name="T1">é apropriado </text:span>falar em manutenção preventiva dos quadros se estes não estiver normalizado primeiro.</text:p>
      <text:p text:style-name="P1"/>
      <text:p text:style-name="P4">Manutenção preventiva agir sobre o registo de inspeção mais as ações de periodicidade preventiva</text:p>
      <text:p text:style-name="P4">ex: apertos mecânicos, limpeza, substituição, medições de consumo, <text:span text:style-name="T2">sinalizações, </text:span>etc.</text:p>
      <text:p text:style-name="P4"/>
      <text:p text:style-name="P7">Alguns quadros eventualmente podem proceder a manutenção preventiva que ira constituir pela limpeza do quadro, depois limpeza por ar comprimido com baixa pressão ( 2 bar ) e ausente de humidade com certa distancia, evitar contacto com peças. Medição de contactos suspeitos e se necessário aperto de ligações.</text:p>
      <text:p text:style-name="P7"/>
      <text:p text:style-name="P7">No entanto há vários quadros que sem manutenção corretiva não é lógico fazer manutenção preventiva pois apresenta risco de causar avarias e eventuais problemas de funcionamento, porque não esta em condições normais.</text:p>
      <text:p text:style-name="P11">Portanto será necessário repor a sua forma normal depois o resto. Material é necessário para efetuar as correção dai um levantamento vai ser preciso, outro aspeto da correção é que será melhor fazer com a maquina parada e apenas intervir nas anomalias conhecidas uma a uma.</text:p>
      <text:p text:style-name="P8"/>
      <text:p text:style-name="P9">Este é um rastreio provisório e devera ser melhorado com adaptação a maquinaria em causa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io </meta:initial-creator>
    <meta:creation-date>2013-07-14T12:49:43</meta:creation-date>
    <dc:date>2019-02-02T14:45:32.692000000</dc:date>
    <meta:editing-duration>PT24M10S</meta:editing-duration>
    <meta:editing-cycles>10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9" meta:word-count="337" meta:character-count="2195" meta:non-whitespace-character-count="1873"/>
  </office:meta>
</office:document-meta>
</file>